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374in"/>
    </style:style>
    <style:style style:name="co2" style:family="table-column">
      <style:table-column-properties fo:break-before="auto" style:column-width="0.6547in"/>
    </style:style>
    <style:style style:name="co3" style:family="table-column">
      <style:table-column-properties fo:break-before="auto" style:column-width="0.8638in"/>
    </style:style>
    <style:style style:name="co4" style:family="table-column">
      <style:table-column-properties fo:break-before="auto" style:column-width="0.6382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4673in"/>
    </style:style>
    <style:style style:name="co7" style:family="table-column">
      <style:table-column-properties fo:break-before="auto" style:column-width="2.7937in"/>
    </style:style>
    <style:style style:name="co8" style:family="table-column">
      <style:table-column-properties fo:break-before="auto" style:column-width="1.3571in"/>
    </style:style>
    <style:style style:name="co9" style:family="table-column">
      <style:table-column-properties fo:break-before="auto" style:column-width="2.92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3709in"/>
    </style:style>
    <style:style style:name="co12" style:family="table-column">
      <style:table-column-properties fo:break-before="auto" style:column-width="0.6634in"/>
    </style:style>
    <style:style style:name="co13" style:family="table-column">
      <style:table-column-properties fo:break-before="auto" style:column-width="0.4374in"/>
    </style:style>
    <style:style style:name="co14" style:family="table-column">
      <style:table-column-properties fo:break-before="auto" style:column-width="0.42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ext-properties style:text-line-through-style="solid" style:text-line-through-type="single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Weath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outlook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play</text:p>
          </table:table-cell>
          <table:table-cell/>
          <table:table-cell table:style-name="ce3" office:value-type="string" calcext:value-type="string">
            <text:p>Entropy(S)</text:p>
          </table:table-cell>
          <table:table-cell table:style-name="ce3" table:formula="of:=-9/14*LOG(9/14;2)-5/14*LOG(5/14;2)" office:value-type="float" office:value="0.940285958670631" calcext:value-type="float">
            <text:p>0.940285958670631</text:p>
          </table:table-cell>
          <table:table-cell office:value-type="string" calcext:value-type="string">
            <text:p>*S:9yes5no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Entropy(Outlook=sunny)</text:p>
          </table:table-cell>
          <table:table-cell table:formula="of:=-2/5*LOG(2/5;2)-3/5*LOG(3/5;2)" office:value-type="float" office:value="0.970950594454668" calcext:value-type="float">
            <text:p>0.97095059445466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Entropy(Outlook=overcast)</text:p>
          </table:table-cell>
          <table:table-cell table:formula="of:=-4/4*LOG(4/4;2)-0" office:value-type="float" office:value="-0" calcext:value-type="float">
            <text:p>0</text:p>
          </table:table-cell>
          <table:table-cell office:value-type="string" calcext:value-type="string">
            <text:p>-&gt; Phan loai duoc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vercast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ntropy(Outlook=rainy)</text:p>
          </table:table-cell>
          <table:table-cell table:formula="of:=-3/5*LOG(3/5;2)-2/5*LOG(2/5;2)" office:value-type="float" office:value="0.970950594454668" calcext:value-type="float">
            <text:p>0.97095059445466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i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E(Outlook)</text:p>
          </table:table-cell>
          <table:table-cell table:formula="of:=5/14*[.I2]+4/14*[.I3]+5/14*[.I4]" office:value-type="float" office:value="0.693536138896192" calcext:value-type="float">
            <text:p>0.693536138896192</text:p>
          </table:table-cell>
          <table:table-cell office:value-type="string" calcext:value-type="string">
            <text:p>Average Entropy Information for Outlook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iny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/>
          <table:table-cell table:style-name="ce4" office:value-type="string" calcext:value-type="string">
            <text:p>IG(S,Outlook)</text:p>
          </table:table-cell>
          <table:table-cell table:style-name="ce4" table:formula="of:=[.I1]-[.I5]" office:value-type="float" office:value="0.246749819774439" calcext:value-type="float">
            <text:p>0.246749819774439</text:p>
          </table:table-cell>
          <table:table-cell office:value-type="string" calcext:value-type="string">
            <text:p>Information Gain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iny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Entropy(Temperature=hot)</text:p>
          </table:table-cell>
          <table:table-cell table:formula="of:=-2/4*LOG(2/4;2)-2/4*LOG(2/4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vercast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ntropy(Temperature=mild)</text:p>
          </table:table-cell>
          <table:table-cell table:formula="of:=-4/6*LOG(4/6;2)-2/6*LOG(2/6;2)" office:value-type="float" office:value="0.91829583405449" calcext:value-type="float">
            <text:p>0.9182958340544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Entropy(Temperature=cool)</text:p>
          </table:table-cell>
          <table:table-cell table:formula="of:=-3/4*LOG(3/4;2)-1/4*LOG(1/4;2)" office:value-type="float" office:value="0.811278124459133" calcext:value-type="float">
            <text:p>0.811278124459133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E(Temperature)</text:p>
          </table:table-cell>
          <table:table-cell table:formula="of:=4/14*[.I7]+6/14*[.I8]+4/14*[.I9]" office:value-type="float" office:value="0.911063393011676" calcext:value-type="float">
            <text:p>0.911063393011676</text:p>
          </table:table-cell>
          <table:table-cell office:value-type="string" calcext:value-type="string">
            <text:p>Average Entropy Information for Temperature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i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/>
          <table:table-cell table:style-name="ce4" office:value-type="string" calcext:value-type="string">
            <text:p>IG(S,Temperature)</text:p>
          </table:table-cell>
          <table:table-cell table:style-name="ce4" table:formula="of:=[.I1]-[.I10]" office:value-type="float" office:value="0.0292225656589546" calcext:value-type="float">
            <text:p>0.029222565658955</text:p>
          </table:table-cell>
          <table:table-cell office:value-type="string" calcext:value-type="string">
            <text:p>Information Gain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ntropy(Humidity=high)</text:p>
          </table:table-cell>
          <table:table-cell table:formula="of:=-3/7*LOG(3/7;2)-4/7*LOG(4/7;2)" office:value-type="float" office:value="0.985228136034252" calcext:value-type="float">
            <text:p>0.985228136034252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vercast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ntropy(Humidity=normal)</text:p>
          </table:table-cell>
          <table:table-cell table:formula="of:=-6/7*LOG(6/7;2)-1/7*LOG(1/7;2)" office:value-type="float" office:value="0.591672778582328" calcext:value-type="float">
            <text:p>0.591672778582328</text:p>
          </table:table-cell>
          <table:table-cell table:number-columns-repeated="4"/>
          <table:table-cell table:style-name="ce4" office:value-type="string" calcext:value-type="string">
            <text:p>Outlook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vercast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E(Humidity)</text:p>
          </table:table-cell>
          <table:table-cell table:formula="of:=7/14*[.I12]+7/14*[.I13]" office:value-type="float" office:value="0.78845045730829" calcext:value-type="float">
            <text:p>0.78845045730829</text:p>
          </table:table-cell>
          <table:table-cell office:value-type="string" calcext:value-type="string">
            <text:p>Average Entropy Information for Humidity</text:p>
          </table:table-cell>
          <table:table-cell table:number-columns-repeated="2"/>
          <table:table-cell office:value-type="string" calcext:value-type="string">
            <text:p>sunny</text:p>
          </table:table-cell>
          <table:table-cell office:value-type="string" calcext:value-type="string">
            <text:p>overcast</text:p>
          </table:table-cell>
          <table:table-cell office:value-type="string" calcext:value-type="string">
            <text:p>rainy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i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  <table:table-cell/>
          <table:table-cell table:style-name="ce4" office:value-type="string" calcext:value-type="string">
            <text:p>IG(S,Humidity)</text:p>
          </table:table-cell>
          <table:table-cell table:style-name="ce4" table:formula="of:=[.I1]-[.I14]" office:value-type="float" office:value="0.151835501362341" calcext:value-type="float">
            <text:p>0.151835501362341</text:p>
          </table:table-cell>
          <table:table-cell office:value-type="string" calcext:value-type="string">
            <text:p>Information Gain</text:p>
          </table:table-cell>
          <table:table-cell table:number-columns-repeated="2"/>
          <table:table-cell table:style-name="ce4" office:value-type="string" calcext:value-type="string">
            <text:p>Humidity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Wind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Entropy(Wind=weak)</text:p>
          </table:table-cell>
          <table:table-cell office:value-type="float" office:value="0.811278124459133" calcext:value-type="float">
            <text:p>0.811278124459133</text:p>
          </table:table-cell>
          <table:table-cell table:number-columns-repeated="2"/>
          <table:table-cell office:value-type="string" calcext:value-type="string">
            <text:p>high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weak</text:p>
          </table:table-cell>
          <table:table-cell office:value-type="string" calcext:value-type="string">
            <text:p>strong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Entropy(Wind=strong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AE(Wind)</text:p>
          </table:table-cell>
          <table:table-cell office:value-type="float" office:value="0.892158928262362" calcext:value-type="float">
            <text:p>0.892158928262362</text:p>
          </table:table-cell>
          <table:table-cell office:value-type="string" calcext:value-type="string">
            <text:p>Average Entropy Information for Wind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4" office:value-type="string" calcext:value-type="string">
            <text:p>IG(S,Wind)</text:p>
          </table:table-cell>
          <table:table-cell table:style-name="ce4" office:value-type="float" office:value="0.048127030408269" calcext:value-type="float">
            <text:p>0.048127030408269</text:p>
          </table:table-cell>
          <table:table-cell office:value-type="string" calcext:value-type="string">
            <text:p>Information Gain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Sunny</text:p>
          </table:table-cell>
          <table:table-cell office:value-type="string" calcext:value-type="string">
            <text:p>Entropy(Outlook=sunny,Temperature=hot)</text:p>
          </table:table-cell>
          <table:table-cell table:formula="of:=-0-2/2*LOG(2/2;2)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unny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Entropy(Outlook=sunny,Temperature=mild)</text:p>
          </table:table-cell>
          <table:table-cell table:formula="of:=-1/2*LOG(1/2;2)-1/2*LOG(1/2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unny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Entropy(Outlook=sunny,Temperature=cool)</text:p>
          </table:table-cell>
          <table:table-cell table:formula="of:=-1/1*LOG(1/1;2)-0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un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E(Outlook=sunny,Temperature)</text:p>
          </table:table-cell>
          <table:table-cell table:formula="of:=2/5*[.I21]+2/5*[.I22]+1/5*[.I23]" office:value-type="float" office:value="0.4" calcext:value-type="float">
            <text:p>0.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unny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/>
          <table:table-cell table:style-name="ce4" office:value-type="string" calcext:value-type="string">
            <text:p>IG(Outlook=sunny,Temperature)</text:p>
          </table:table-cell>
          <table:table-cell table:style-name="ce4" table:formula="of:=[.I2]-[.I24]" office:value-type="float" office:value="0.570950594454669" calcext:value-type="float">
            <text:p>0.57095059445466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un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ntropy(Outlook=sunny,Humidity=high)</text:p>
          </table:table-cell>
          <table:table-cell table:formula="of:=-0-3/3*LOG(3/3;2)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ntropy(Outlook=sunny)</text:p>
          </table:table-cell>
          <table:table-cell/>
          <table:table-cell table:formula="of:=-2/5*LOG(2/5;2)-3/5*LOG(3/5;2)" office:value-type="float" office:value="0.970950594454668" calcext:value-type="float">
            <text:p>0.970950594454668</text:p>
          </table:table-cell>
          <table:table-cell table:number-columns-repeated="3"/>
          <table:table-cell office:value-type="string" calcext:value-type="string">
            <text:p>Entropy(Outlook=sunny,Humidity=normal)</text:p>
          </table:table-cell>
          <table:table-cell table:formula="of:=-2/2*LOG(2/2;2)-0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AE(Outlook=sunny,Humidity)</text:p>
          </table:table-cell>
          <table:table-cell table:formula="of:=3/5*[.I26]+2/5*[.I27]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4" office:value-type="string" calcext:value-type="string">
            <text:p>IG(Outlook=sunny,Humidity)</text:p>
          </table:table-cell>
          <table:table-cell table:style-name="ce4" table:formula="of:=[.I2]-[.I28]" office:value-type="float" office:value="0.970950594454668" calcext:value-type="float">
            <text:p>0.97095059445466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ntropy(Outlook=sunny,wind=weak)</text:p>
          </table:table-cell>
          <table:table-cell table:formula="of:=-1/3*LOG(1/3;2)-2/3*LOG(2/3;2)" office:value-type="float" office:value="0.91829583405449" calcext:value-type="float">
            <text:p>0.9182958340544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ntropy(Outlook=sunny,wind=strong)</text:p>
          </table:table-cell>
          <table:table-cell table:formula="of:=-1/2*LOG(1/2;2)-1/2*LOG(1/2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AE(Outlook=sunny,Wind)</text:p>
          </table:table-cell>
          <table:table-cell table:formula="of:=3/5*[.I30]+2/5*[.I31]" office:value-type="float" office:value="0.950977500432694" calcext:value-type="float">
            <text:p>0.950977500432694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4" office:value-type="string" calcext:value-type="string">
            <text:p>IG(Outlook=sunny,Wind)</text:p>
          </table:table-cell>
          <table:table-cell table:style-name="ce4" table:formula="of:=[.I2]-[.I32]" office:value-type="float" office:value="0.0199730940219749" calcext:value-type="float">
            <text:p>0.01997309402197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ainy</text:p>
          </table:table-cell>
          <table:table-cell office:value-type="string" calcext:value-type="string">
            <text:p>Entropy(Outlook=rainy,Temperature=hot)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ai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ntropy(Outlook=rainy,Temperature=mild)</text:p>
          </table:table-cell>
          <table:table-cell table:formula="of:=-2/3*LOG(2/3;2)-1/3*LOG(1/3;2)" office:value-type="float" office:value="0.91829583405449" calcext:value-type="float">
            <text:p>0.9182958340544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ainy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ntropy(Outlook=rainy,Temperature=cool)</text:p>
          </table:table-cell>
          <table:table-cell table:formula="of:=-1/2*LOG(1/2;2)-1/2*LOG(1/2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ainy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E(Outlook=rainy,Temperature)</text:p>
          </table:table-cell>
          <table:table-cell table:formula="of:=0+3/5*[.I35]+2/5*[.I36]" office:value-type="float" office:value="0.950977500432694" calcext:value-type="float">
            <text:p>0.95097750043269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ai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/>
          <table:table-cell table:style-name="ce4" office:value-type="string" calcext:value-type="string">
            <text:p>IG(Outlook=rainy,Temperature)</text:p>
          </table:table-cell>
          <table:table-cell table:style-name="ce4" table:formula="of:=[.I4]-[.I37]" office:value-type="float" office:value="0.0199730940219749" calcext:value-type="float">
            <text:p>0.0199730940219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ai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Entropy(Outlook=rainy,Humidity=high)</text:p>
          </table:table-cell>
          <table:table-cell table:formula="of:=-1/2*LOG(1/2;2)-1/2*LOG(1/2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ntropy(Outlook=rainy)</text:p>
          </table:table-cell>
          <table:table-cell/>
          <table:table-cell table:formula="of:=-3/5*LOG(3/5;2)-2/5*LOG(2/5;2)" office:value-type="float" office:value="0.970950594454668" calcext:value-type="float">
            <text:p>0.970950594454668</text:p>
          </table:table-cell>
          <table:table-cell table:number-columns-repeated="3"/>
          <table:table-cell office:value-type="string" calcext:value-type="string">
            <text:p>Entropy(Outlook=rainy,Humidity=normal)</text:p>
          </table:table-cell>
          <table:table-cell table:formula="of:=-2/3*LOG(2/3;2)-1/3*LOG(1/3;2)" office:value-type="float" office:value="0.91829583405449" calcext:value-type="float">
            <text:p>0.9182958340544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AE(Outlook=rainy,Humidity)</text:p>
          </table:table-cell>
          <table:table-cell table:formula="of:=2/5*[.I39]+3/5*[.I40]" office:value-type="float" office:value="0.950977500432694" calcext:value-type="float">
            <text:p>0.950977500432694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4" office:value-type="string" calcext:value-type="string">
            <text:p>IG(Outlook=rainy,Humidity)</text:p>
          </table:table-cell>
          <table:table-cell table:style-name="ce4" table:formula="of:=[.I4]-[.I41]" office:value-type="float" office:value="0.0199730940219749" calcext:value-type="float">
            <text:p>0.01997309402197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ntropy(Outlook=rainy,Wind=weak)</text:p>
          </table:table-cell>
          <table:table-cell table:formula="of:=-3/3*LOG(3/3;2)-0" office:value-type="float" office:value="-0" calcext:value-type="float">
            <text:p>0</text:p>
          </table:table-cell>
          <table:table-cell office:value-type="string" calcext:value-type="string" table:number-columns-spanned="1" table:number-rows-spanned="2">
            <text:p>-&gt;ket luan duoc IG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Entropy(Outlook=rainy,Wind=strong)</text:p>
          </table:table-cell>
          <table:table-cell table:formula="of:=-0-2/2*LOG(2/2;2)" office:value-type="float" office:value="-0" calcext:value-type="float">
            <text:p>0</text:p>
          </table:table-cell>
          <table:covered-table-cell/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AE(Outlook=rainy,Wind)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4" office:value-type="string" calcext:value-type="string">
            <text:p>IG(Outlook=rainy,Wind)</text:p>
          </table:table-cell>
          <table:table-cell table:style-name="ce4" table:formula="of:=[.I4]" office:value-type="float" office:value="0.970950594454668" calcext:value-type="float">
            <text:p>0.970950594454668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table:number-columns-repeated="5"/>
          <table:table-cell table:style-name="ce1" office:value-type="string" calcext:value-type="string">
            <text:p>Overcast</text:p>
          </table:table-cell>
          <table:table-cell table:style-name="ce1" office:value-type="string" calcext:value-type="string">
            <text:p>Entropy(Outlook=overcast,Temperature=hot)</text:p>
          </table:table-cell>
          <table:table-cell table:style-name="ce1" table:formula="of:=-2/2*LOG(2/2;2)-0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overcast</text:p>
          </table:table-cell>
          <table:table-cell table:style-name="ce1" office:value-type="string" calcext:value-type="string">
            <text:p>hot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weak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Entropy(Outlook=overcast,Temperature=mild)</text:p>
          </table:table-cell>
          <table:table-cell table:style-name="ce1" table:formula="of:=-1/1*LOG(1/1;2)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overcast</text:p>
          </table:table-cell>
          <table:table-cell table:style-name="ce1" office:value-type="string" calcext:value-type="string">
            <text:p>cool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strong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Entropy(Outlook=overcast,Temperature=cool)</text:p>
          </table:table-cell>
          <table:table-cell table:style-name="ce1" table:formula="of:=-1/1*LOG(1/1;2)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overcast</text:p>
          </table:table-cell>
          <table:table-cell table:style-name="ce1" office:value-type="string" calcext:value-type="string">
            <text:p>mild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strong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AE(Outlook)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overcast</text:p>
          </table:table-cell>
          <table:table-cell table:style-name="ce1" office:value-type="string" calcext:value-type="string">
            <text:p>hot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weak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IG(Outlook=rainy,Temperature)</text:p>
          </table:table-cell>
          <table:table-cell table:style-name="ce1" table:formula="of:=[.I3]-[.I51]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Outlook=sunny</text:p>
          </table:table-cell>
          <table:table-cell/>
          <table:table-cell office:value-type="string" calcext:value-type="string">
            <text:p>Humidity=high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unny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Entropy(Humidity=high)</text:p>
          </table:table-cell>
          <table:table-cell table:formula="of:=-0-3/3*LOG(3/3;2)" office:value-type="float" office:value="-0" calcext:value-type="float">
            <text:p>0</text:p>
          </table:table-cell>
          <table:table-cell office:value-type="string" calcext:value-type="string">
            <text:p>-&gt; Phan loai duo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unny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n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Outlook=sunny</text:p>
          </table:table-cell>
          <table:table-cell/>
          <table:table-cell office:value-type="string" calcext:value-type="string">
            <text:p>Humidity=normal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unny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ntropy(Humidity=normal)</text:p>
          </table:table-cell>
          <table:table-cell table:style-name="ce5" table:formula="of:=-2/2*LOG(2/2;2)-0" office:value-type="float" office:value="-0" calcext:value-type="float">
            <text:p>0</text:p>
          </table:table-cell>
          <table:table-cell office:value-type="string" calcext:value-type="string">
            <text:p>-&gt; Phan loai duo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un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table-cell/>
          <table:table-cell table:style-name="ce2"/>
          <table:table-cell table:number-columns-repeated="2"/>
          <table:table-cell table:style-name="ce2"/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Outlook=rainy</text:p>
          </table:table-cell>
          <table:table-cell/>
          <table:table-cell office:value-type="string" calcext:value-type="string">
            <text:p>Wind=weak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ai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/>
          <table:table-cell table:style-name="ce5" office:value-type="string" calcext:value-type="string">
            <text:p>Entropy(Wind=weak)</text:p>
          </table:table-cell>
          <table:table-cell table:formula="of:=-3/3*LOG(3/3;2)-0" office:value-type="float" office:value="-0" calcext:value-type="float">
            <text:p>0</text:p>
          </table:table-cell>
          <table:table-cell office:value-type="string" calcext:value-type="string">
            <text:p>-&gt; Phan loai duo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ainy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ai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Outlook=rainy</text:p>
          </table:table-cell>
          <table:table-cell/>
          <table:table-cell office:value-type="string" calcext:value-type="string">
            <text:p>Wind=strong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ainy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Entropy(Wind=strong)</text:p>
          </table:table-cell>
          <table:table-cell table:formula="of:=-0-2/2*LOG(2/2;2)" office:value-type="float" office:value="-0" calcext:value-type="float">
            <text:p>0</text:p>
          </table:table-cell>
          <table:table-cell office:value-type="string" calcext:value-type="string">
            <text:p>-&gt; Phan loai duo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ai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14:36:43.5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date>2020-04-23T15:38:19.428000000</dc:date>
    <meta:editing-duration>PT1H34S</meta:editing-duration>
    <meta:editing-cycles>131</meta:editing-cycles>
    <meta:document-statistic meta:table-count="1" meta:cell-count="363" meta:object-count="0"/>
  </office:meta>
</office:document-meta>
</file>